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24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 style:vertical-align="middle"/>
      <style:text-properties fo:font-weight="bold" style:font-weight-asian="bold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">
      <style:table-cell-properties fo:border="0.002cm solid #000000"/>
    </style:style>
    <style:style style:name="ce5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月次平均収益率</text:p>
          </table:table-cell>
          <table:table-cell table:style-name="ce4" office:value-type="percentage" office:value="0.02">
            <text:p>2%</text:p>
          </table:table-cell>
          <table:table-cell table:number-columns-repeated="2"/>
        </table:table-row>
        <table:table-row table:style-name="ro1">
          <table:table-cell table:style-name="ce1" office:value-type="string">
            <text:p>標準偏差</text:p>
          </table:table-cell>
          <table:table-cell table:style-name="ce4" office:value-type="percentage" office:value="0.06">
            <text:p>6%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①</text:p>
          </table:table-cell>
          <table:table-cell table:number-columns-repeated="3"/>
        </table:table-row>
        <table:table-row table:style-name="ro1">
          <table:table-cell table:style-name="ce2" office:value-type="string" table:number-columns-spanned="1" table:number-rows-spanned="2">
            <text:p>月並みな変動幅</text:p>
          </table:table-cell>
          <table:table-cell table:style-name="ce1" office:value-type="string">
            <text:p>下限</text:p>
          </table:table-cell>
          <table:table-cell table:style-name="ce5" table:formula="of:= [.B1] - [.B2]" office:value-type="percentage" office:value="-0.04">
            <text:p>-4%</text:p>
          </table:table-cell>
          <table:table-cell/>
        </table:table-row>
        <table:table-row table:style-name="ro1">
          <table:covered-table-cell/>
          <table:table-cell table:style-name="ce1" office:value-type="string">
            <text:p>上限</text:p>
          </table:table-cell>
          <table:table-cell table:style-name="ce5" table:formula="of:= [.B1] + [.B2]" office:value-type="percentage" office:value="0.08">
            <text:p>8%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②</text:p>
          </table:table-cell>
          <table:table-cell table:number-columns-repeated="3"/>
        </table:table-row>
        <table:table-row table:style-name="ro1">
          <table:table-cell table:style-name="ce2" office:value-type="string" table:number-columns-spanned="1" table:number-rows-spanned="2">
            <text:p>想定しなくていい変動幅</text:p>
          </table:table-cell>
          <table:table-cell table:style-name="ce1" office:value-type="string">
            <text:p>以下</text:p>
          </table:table-cell>
          <table:table-cell table:style-name="ce5" table:formula="of:= [.B1] - [.B2] * 2" office:value-type="percentage" office:value="-0.1">
            <text:p>-10%</text:p>
          </table:table-cell>
          <table:table-cell/>
        </table:table-row>
        <table:table-row table:style-name="ro1">
          <table:covered-table-cell/>
          <table:table-cell table:style-name="ce1" office:value-type="string">
            <text:p>以上</text:p>
          </table:table-cell>
          <table:table-cell table:style-name="ce5" table:formula="of:= [.B1] + [.B2] * 2" office:value-type="percentage" office:value="0.14">
            <text:p>14%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③</text:p>
          </table:table-cell>
          <table:table-cell table:number-columns-repeated="3"/>
        </table:table-row>
        <table:table-row table:style-name="ro2">
          <table:table-cell table:style-name="ce3" office:value-type="string">
            <text:p>株A</text:p>
          </table:table-cell>
          <table:table-cell table:number-columns-repeated="3"/>
        </table:table-row>
        <table:table-row table:style-name="ro1">
          <table:table-cell table:style-name="ce1" office:value-type="string">
            <text:p>月次収益率</text:p>
          </table:table-cell>
          <table:table-cell table:style-name="ce4" office:value-type="percentage" office:value="0.07">
            <text:p>7%</text:p>
          </table:table-cell>
          <table:table-cell table:number-columns-repeated="2"/>
        </table:table-row>
        <table:table-row table:style-name="ro1">
          <table:table-cell table:style-name="ce1" office:value-type="string">
            <text:p>標準偏差</text:p>
          </table:table-cell>
          <table:table-cell table:style-name="ce4" office:value-type="percentage" office:value="0.12">
            <text:p>12%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table:number-columns-spanned="1" table:number-rows-spanned="2">
            <text:p>想定変動幅</text:p>
          </table:table-cell>
          <table:table-cell table:style-name="ce1" office:value-type="string">
            <text:p>下限</text:p>
          </table:table-cell>
          <table:table-cell table:style-name="ce5" table:formula="of:= [.B14] - [.B15]" office:value-type="percentage" office:value="-0.05">
            <text:p>-5%</text:p>
          </table:table-cell>
          <table:table-cell table:style-name="ce3" office:value-type="string">
            <text:p>元本割れあり</text:p>
          </table:table-cell>
        </table:table-row>
        <table:table-row table:style-name="ro1">
          <table:covered-table-cell/>
          <table:table-cell table:style-name="ce1" office:value-type="string">
            <text:p>上限</text:p>
          </table:table-cell>
          <table:table-cell table:style-name="ce5" table:formula="of:= [.B14] + [.B15]" office:value-type="percentage" office:value="0.19">
            <text:p>19%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style-name="ce3" office:value-type="string">
            <text:p>株B</text:p>
          </table:table-cell>
          <table:table-cell table:number-columns-repeated="3"/>
        </table:table-row>
        <table:table-row table:style-name="ro1">
          <table:table-cell table:style-name="ce1" office:value-type="string">
            <text:p>月次収益率</text:p>
          </table:table-cell>
          <table:table-cell table:style-name="ce4" office:value-type="percentage" office:value="0.04">
            <text:p>4%</text:p>
          </table:table-cell>
          <table:table-cell table:number-columns-repeated="2"/>
        </table:table-row>
        <table:table-row table:style-name="ro1">
          <table:table-cell table:style-name="ce1" office:value-type="string">
            <text:p>標準偏差</text:p>
          </table:table-cell>
          <table:table-cell table:style-name="ce4" office:value-type="percentage" office:value="0.03">
            <text:p>3%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table:number-columns-spanned="1" table:number-rows-spanned="2">
            <text:p>想定変動幅</text:p>
          </table:table-cell>
          <table:table-cell table:style-name="ce1" office:value-type="string">
            <text:p>下限</text:p>
          </table:table-cell>
          <table:table-cell table:style-name="ce5" table:formula="of:= [.B22] - [.B23]" office:value-type="percentage" office:value="0.01">
            <text:p>1%</text:p>
          </table:table-cell>
          <table:table-cell/>
        </table:table-row>
        <table:table-row table:style-name="ro1">
          <table:covered-table-cell/>
          <table:table-cell table:style-name="ce1" office:value-type="string">
            <text:p>上限</text:p>
          </table:table-cell>
          <table:table-cell table:style-name="ce5" table:formula="of:= [.B22] + [.B23]" office:value-type="percentage" office:value="0.07">
            <text:p>7%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2019/10/26</text:date>, <text:time>17:12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1:11:21.90</meta:creation-date>
    <dc:date>2019-10-26T17:12:30.32</dc:date>
    <meta:editing-duration>PT50M20S</meta:editing-duration>
    <meta:editing-cycles>9</meta:editing-cycles>
    <meta:generator>OpenOffice/4.1.6$Win32 OpenOffice.org_project/416m1$Build-9790</meta:generator>
    <meta:document-statistic meta:table-count="1" meta:cell-count="38" meta:object-count="0"/>
  </office:meta>
</office:document-meta>
</file>